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2000003457C79BE7FD57C1254.jpg" manifest:media-type="image/jpeg"/>
  <manifest:file-entry manifest:full-path="Pictures/100000000000023A00000374C8C6D08602AFA8F6.jpg" manifest:media-type="image/jpeg"/>
  <manifest:file-entry manifest:full-path="Pictures/1000000000000263000003B597C29DAAE77F0802.jpg" manifest:media-type="image/jpeg"/>
  <manifest:file-entry manifest:full-path="Pictures/1000000000000265000003B576348F2F2B59757D.jpg" manifest:media-type="image/jpeg"/>
  <manifest:file-entry manifest:full-path="Pictures/100000000000021D0000033C27D1231CB506D722.jpg" manifest:media-type="image/jpeg"/>
  <manifest:file-entry manifest:full-path="Pictures/100000000000021F0000034A3EA3A8C117DCF574.jpg" manifest:media-type="image/jpeg"/>
  <manifest:file-entry manifest:full-path="Pictures/100000000000021C0000034862429306FCC38CE6.jpg" manifest:media-type="image/jpeg"/>
  <manifest:file-entry manifest:full-path="Pictures/100000000000022300000346CCF989262FC91606.jpg" manifest:media-type="image/jpeg"/>
  <manifest:file-entry manifest:full-path="Pictures/10000000000002200000033FA6A84DC513457063.jpg" manifest:media-type="image/jpeg"/>
  <manifest:file-entry manifest:full-path="Pictures/100000000000039D00000484BBA172CF75C2853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in, 0.6299in, 1in, 0.629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0" text:anchor-type="char" svg:width="8.2445in" svg:height="11in" draw:z-index="9"><draw:image xlink:href="Pictures/1000000000000212000003457C79BE7FD57C1254.jpg" xlink:type="simple" xlink:show="embed" xlink:actuate="onLoad" draw:mime-type="image/jpeg"/></draw:frame><draw:frame draw:style-name="fr2" draw:name="Image1" text:anchor-type="char" svg:x="-0.7866in" svg:y="9.4244in" svg:width="8.4992in" svg:height="11in" draw:z-index="0"><draw:image xlink:href="Pictures/1000000000000265000003B576348F2F2B59757D.jpg" xlink:type="simple" xlink:show="embed" xlink:actuate="onLoad" draw:mime-type="image/jpeg"/></draw:frame></text:p>
      <text:p text:style-name="Standard"><draw:frame draw:style-name="fr2" draw:name="Image2" text:anchor-type="char" svg:x="-0.7874in" svg:y="-0.7874in" svg:width="8.4992in" svg:height="11in" draw:z-index="1"><draw:image xlink:href="Pictures/100000000000021F0000034A3EA3A8C117DCF574.jpg" xlink:type="simple" xlink:show="embed" xlink:actuate="onLoad" draw:mime-type="image/jpeg"/></draw:frame><text:soft-page-break/></text:p>
      <text:p text:style-name="Standard"><draw:frame draw:style-name="fr2" draw:name="Image3" text:anchor-type="char" svg:x="-0.7874in" svg:y="-0.7874in" svg:width="8.5in" svg:height="11in" draw:z-index="2"><draw:image xlink:href="Pictures/100000000000021D0000033C27D1231CB506D722.jpg" xlink:type="simple" xlink:show="embed" xlink:actuate="onLoad" draw:mime-type="image/jpeg"/></draw:frame><text:soft-page-break/></text:p>
      <text:p text:style-name="Standard"><draw:frame draw:style-name="fr2" draw:name="Image4" text:anchor-type="char" svg:x="-0.7874in" svg:y="-0.7874in" svg:width="8.4992in" svg:height="11in" draw:z-index="3"><draw:image xlink:href="Pictures/1000000000000263000003B597C29DAAE77F0802.jpg" xlink:type="simple" xlink:show="embed" xlink:actuate="onLoad" draw:mime-type="image/jpeg"/></draw:frame><text:soft-page-break/></text:p>
      <text:p text:style-name="Standard"><draw:frame draw:style-name="fr2" draw:name="Image5" text:anchor-type="char" svg:x="-0.7874in" svg:y="-0.7874in" svg:width="8.4992in" svg:height="11in" draw:z-index="4"><draw:image xlink:href="Pictures/100000000000023A00000374C8C6D08602AFA8F6.jpg" xlink:type="simple" xlink:show="embed" xlink:actuate="onLoad" draw:mime-type="image/jpeg"/></draw:frame><text:soft-page-break/></text:p>
      <text:p text:style-name="Standard"><draw:frame draw:style-name="fr2" draw:name="Image6" text:anchor-type="char" svg:x="-0.7874in" svg:y="-0.7874in" svg:width="8.5in" svg:height="11in" draw:z-index="5"><draw:image xlink:href="Pictures/100000000000021C0000034862429306FCC38CE6.jpg" xlink:type="simple" xlink:show="embed" xlink:actuate="onLoad" draw:mime-type="image/jpeg"/></draw:frame><text:soft-page-break/></text:p>
      <text:p text:style-name="Standard"><draw:frame draw:style-name="fr2" draw:name="Image7" text:anchor-type="char" svg:x="-0.7874in" svg:y="-0.7874in" svg:width="8.4992in" svg:height="11in" draw:z-index="6"><draw:image xlink:href="Pictures/100000000000022300000346CCF989262FC91606.jpg" xlink:type="simple" xlink:show="embed" xlink:actuate="onLoad" draw:mime-type="image/jpeg"/></draw:frame><text:soft-page-break/></text:p>
      <text:p text:style-name="Standard"><draw:frame draw:style-name="fr2" draw:name="Image8" text:anchor-type="char" svg:x="-0.7874in" svg:y="8.6602in" svg:width="8.5in" svg:height="11in" draw:z-index="7"><draw:image xlink:href="Pictures/10000000000002200000033FA6A84DC513457063.jpg" xlink:type="simple" xlink:show="embed" xlink:actuate="onLoad" draw:mime-type="image/jpeg"/></draw:frame><draw:frame draw:style-name="fr1" draw:name="Image9" text:anchor-type="char" svg:x="-0.8811in" svg:y="8.2846in" svg:width="8.4992in" svg:height="11in" draw:z-index="8"><draw:image xlink:href="Pictures/100000000000039D00000484BBA172CF75C2853A.jpg" xlink:type="simple" xlink:show="embed" xlink:actuate="onLoad" draw:mime-type="image/jpeg"/></draw:frame><text:soft-page-break/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3:00:25.296000000</meta:creation-date>
    <dc:date>2024-03-07T12:51:33.795000000</dc:date>
    <meta:editing-duration>PT1H10M20S</meta:editing-duration>
    <meta:editing-cycles>4</meta:editing-cycles>
    <meta:generator>LibreOffice/7.5.2.2$Windows_X86_64 LibreOffice_project/53bb9681a964705cf672590721dbc85eb4d0c3a2</meta:generator>
    <meta:document-statistic meta:table-count="0" meta:image-count="10" meta:object-count="0" meta:page-count="11" meta:paragraph-count="0" meta:word-count="0" meta:character-count="0" meta:non-whitespace-character-count="0"/>
  </office:meta>
</office:document-meta>
</file>